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6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5.18cm">
          <text:p/>
        </draw:line>
        <draw:frame draw:style-name="gr3" draw:text-style-name="P5" draw:layer="layout" svg:width="6.35cm" svg:height="2.147cm" svg:x="0.1cm" svg:y="2.729cm">
          <draw:text-box>
            <text:p text:style-name="P4"><text:span text:style-name="T2">current</text:span></text:p>
            <text:p text:style-name="P4"><text:span text:style-name="T2">destination</text:span></text:p>
            <text:p text:style-name="P4"><text:span text:style-name="T2">init</text:span></text:p>
            <text:p text:style-name="P4"><text:span text:style-name="T2">unknown</text:span></text:p>
          </draw:text-box>
        </draw:frame>
        <draw:line draw:style-name="gr2" draw:text-style-name="P3" draw:layer="layout" svg:x1="6.45cm" svg:y1="5.18cm" svg:x2="0.1cm" svg:y2="5.18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6.45cm" svg:y1="2.64cm" svg:x2="0.1cm" svg:y2="2.64cm">
          <text:p/>
        </draw:line>
        <draw:line draw:style-name="gr2" draw:text-style-name="P3" draw:layer="layout" svg:x1="6.45cm" svg:y1="2.005cm" svg:x2="6.45cm" svg:y2="5.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3T00:00:08.50</dc:date>
    <dc:language>en-US</dc:language>
    <meta:editing-cycles>14</meta:editing-cycles>
    <meta:editing-duration>PT00H39M29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